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835" officeooo:paragraph-rsid="001fd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kdir GITQ2</text:p>
      <text:p text:style-name="P1">cd GITQ2</text:p>
      <text:p text:style-name="P1">git init</text:p>
      <text:p text:style-name="P1"/>
      <text:p text:style-name="P1"/>
      <text:p text:style-name="P1"/>
      <text:p text:style-name="P1">root@testweek5:~/GITQ2# echo "hello this is Testfile" &gt;&gt; Testfile</text:p>
      <text:p text:style-name="P1">root@testweek5:~/GITQ2# echo "hello this is Restfile" &gt;&gt; Restfile</text:p>
      <text:p text:style-name="P1">root@testweek5:~/GITQ2# echo "hello this is Getfile" &gt;&gt; Getfile</text:p>
      <text:p text:style-name="P1">root@testweek5:~/GITQ2# echo "hello this is Postfile" &gt;&gt; Postfile</text:p>
      <text:p text:style-name="P1">root@testweek5:~/GITQ2# echo "hello this is Pushfile" &gt;&gt; Pushfile</text:p>
      <text:p text:style-name="P1">root@testweek5:~/GITQ2# git status</text:p>
      <text:p text:style-name="P1">On branch master</text:p>
      <text:p text:style-name="P1"/>
      <text:p text:style-name="P1">No commits ye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Getfile</text:p>
      <text:p text:style-name="P1"><text:tab/>Postfile</text:p>
      <text:p text:style-name="P1"><text:tab/>Pushfile</text:p>
      <text:p text:style-name="P1"><text:tab/>Restfile</text:p>
      <text:p text:style-name="P1"><text:tab/>Testfile</text:p>
      <text:p text:style-name="P1"/>
      <text:p text:style-name="P1">nothing added to commit but untracked files present (use "git add" to track)</text:p>
      <text:p text:style-name="P1">root@testweek5:~/GITQ2# git add Testfile Restfile Getfile Postfile Pushfile </text:p>
      <text:p text:style-name="P1">root@testweek5:~/GITQ2# git commit -m "added five new files"</text:p>
      <text:p text:style-name="P1">[master (root-commit) 717e7e8] added five new files</text:p>
      <text:p text:style-name="P1"><text:s/>5 files changed, 5 insertions(+)</text:p>
      <text:p text:style-name="P1"><text:s/>create mode 100644 Getfile</text:p>
      <text:p text:style-name="P1"><text:s/>create mode 100644 Postfile</text:p>
      <text:p text:style-name="P1"><text:s/>create mode 100644 Pushfile</text:p>
      <text:p text:style-name="P1"><text:s/>create mode 100644 Restfile</text:p>
      <text:p text:style-name="P1"><text:s/>create mode 100644 Testfile</text:p>
      <text:p text:style-name="P1">root@testweek5:~/GITQ2# git status</text:p>
      <text:p text:style-name="P1">On branch master</text:p>
      <text:p text:style-name="P1">nothing to commit, working tree clean</text:p>
      <text:p text:style-name="P1">root@testweek5:~/GITQ2# echo "line 2 of Testfile" &gt;&gt; Testfile</text:p>
      <text:p text:style-name="P1">root@testweek5:~/GITQ2# echo "line 2 Restfile" &gt;&gt; Restfile</text:p>
      <text:p text:style-name="P1">root@testweek5:~/GITQ2# echo "line 2 Getfile" &gt;&gt; Getfile</text:p>
      <text:p text:style-name="P1">root@testweek5:~/GITQ2# echo "line 2 Postfile" &gt;&gt; Postfile</text:p>
      <text:p text:style-name="P1">root@testweek5:~/GITQ2# echo "line 2 Pushfile" &gt;&gt; Pushfile</text:p>
      <text:p text:style-name="P1">root@testweek5:~/GITQ2# git add Testfile Restfile Getfile Postfile Pushfile </text:p>
      <text:p text:style-name="P1">root@testweek5:~/GITQ2# git commit -m "updated all files first time"</text:p>
      <text:p text:style-name="P1">[master 1730092] updated all files first time</text:p>
      <text:p text:style-name="P1"><text:s/>5 files changed, 5 insertions(+)</text:p>
      <text:p text:style-name="P1">root@testweek5:~/GITQ2# echo "line3 <text:s/>Testfile" &gt;&gt; Testfile</text:p>
      <text:p text:style-name="P1">root@testweek5:~/GITQ2# echo "line3 <text:s/>Restfile" &gt;&gt; Restfile</text:p>
      <text:p text:style-name="P1">root@testweek5:~/GITQ2# echo "line3 <text:s/>Getfile" &gt;&gt; Getfile</text:p>
      <text:p text:style-name="P1">root@testweek5:~/GITQ2# echo "line3 <text:s/>Postfile" &gt;&gt; Postfile</text:p>
      <text:p text:style-name="P1">root@testweek5:~/GITQ2# echo "line3 <text:s/>Pushfile" &gt;&gt; Pushfile</text:p>
      <text:p text:style-name="P1">root@testweek5:~/GITQ2# git add Testfile Restfile Getfile Postfile Pushfile </text:p>
      <text:p text:style-name="P1">root@testweek5:~/GITQ2# git commit -m "updated all files 2nd time"</text:p>
      <text:p text:style-name="P1">[master 97dd9ac] updated all files 2nd time</text:p>
      <text:p text:style-name="P1"><text:s/>5 files changed, 5 insertions(+)</text:p>
      <text:p text:style-name="P1"/>
      <text:p text:style-name="P1"><text:soft-page-break/></text:p>
      <text:p text:style-name="P1"/>
      <text:p text:style-name="P1">creating .gitignore file</text:p>
      <text:p text:style-name="P1">adding the files name that needs to be unstaged</text:p>
      <text:p text:style-name="P1"/>
      <text:p text:style-name="P1"/>
      <text:p text:style-name="P1">root@testweek5:~/GITQ2# git rm Testfile </text:p>
      <text:p text:style-name="P1">rm 'Testfile'</text:p>
      <text:p text:style-name="P1">root@testweek5:~/GITQ2# git commit -m "removed Testfile"</text:p>
      <text:p text:style-name="P1">[master 6e6d460] removed Testfile</text:p>
      <text:p text:style-name="P1"><text:s/>1 file changed, 3 deletions(-)</text:p>
      <text:p text:style-name="P1"><text:s/>delete mode 100644 Testfile</text:p>
      <text:p text:style-name="P1"/>
      <text:p text:style-name="P1"/>
      <text:p text:style-name="P1"/>
      <text:p text:style-name="P1"/>
      <text:p text:style-name="P1">root@testweek5:~/GITQ2# echo "This is Some lines which instructor asks us to add" &gt;&gt; Pushfile</text:p>
      <text:p text:style-name="P1">root@testweek5:~/GITQ2# git commit -m "updated Pushfile only"</text:p>
      <text:p text:style-name="P1">On branch master</text:p>
      <text:p text:style-name="P1">Changes not staged for commit:</text:p>
      <text:p text:style-name="P1"><text:tab/>modified: <text:s text:c="2"/>Pushfile</text:p>
      <text:p text:style-name="P1"/>
      <text:p text:style-name="P1">no changes added to commit</text:p>
      <text:p text:style-name="P1">root@testweek5:~/GITQ2# git add Pushfile </text:p>
      <text:p text:style-name="P1">root@testweek5:~/GITQ2# git commit -m "updated Pushfile only"</text:p>
      <text:p text:style-name="P1">[master 348a32b] updated Pushfile only</text:p>
      <text:p text:style-name="P1"><text:s/>1 file changed, 1 insertion(+)</text:p>
      <text:p text:style-name="P1">root@testweek5:~/GITQ2# echo "This is some random text which i have to add to a file " &gt;&gt; Restfile</text:p>
      <text:p text:style-name="P1">root@testweek5:~/GITQ2# git add Restfile </text:p>
      <text:p text:style-name="P1">root@testweek5:~/GITQ2# git commit -m "updated Restfile only"</text:p>
      <text:p text:style-name="P1">[master a8e720f] updated Restfile only</text:p>
      <text:p text:style-name="P1"><text:s/>1 file changed, 1 insertion(+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38:48.079155843</meta:creation-date>
    <meta:generator>LibreOffice/6.0.3.2$Linux_X86_64 LibreOffice_project/00m0$Build-2</meta:generator>
    <dc:date>2018-09-07T11:06:17.468047656</dc:date>
    <meta:editing-duration>PT6M49S</meta:editing-duration>
    <meta:editing-cycles>1</meta:editing-cycles>
    <meta:document-statistic meta:table-count="0" meta:image-count="0" meta:object-count="0" meta:page-count="2" meta:paragraph-count="72" meta:word-count="403" meta:character-count="3038" meta:non-whitespace-character-count="2674"/>
  </office:meta>
</office:document-meta>
</file>